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ffff"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4" table:default-cell-style-name="ce28"/>
        <table:table-column table:style-name="co5" table:default-cell-style-name="ce28"/>
        <table:table-column table:style-name="co6" table:default-cell-style-name="ce31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6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29" office:value-type="string" calcext:value-type="string">
            <text:p>Pregunta D</text:p>
          </table:table-cell>
          <table:table-cell table:style-name="ce29" office:value-type="string" calcext:value-type="string">
            <text:p>Pregunta E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matriz identidad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3:.G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menor de los elementos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4:.G4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invertir vector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5:.G5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D</text:p>
          </table:table-cell>
          <table:table-cell table:style-name="ce27" office:value-type="string" calcext:value-type="string">
            <text:p>imprimir arreglos y matrices</text:p>
          </table:table-cell>
          <table:table-cell table:style-name="ce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6:.G6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E</text:p>
          </table:table-cell>
          <table:table-cell table:style-name="ce27" office:value-type="string" calcext:value-type="string">
            <text:p>clase de prueba</text:p>
          </table:table-cell>
          <table:table-cell table:style-name="ce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7:.G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/>
          <table:table-cell table:formula="of:=SUM([.L2:.L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8:.G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9:.G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0:.G1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1:.G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JEREMY JOSE ESPINOZA MADRIGAL</text:p>
          </table:table-cell>
          <table:table-cell table:style-name="ce11" office:value-type="string" calcext:value-type="string">
            <text:p>C0276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C12:.G12])" office:value-type="float" office:value="57" calcext:value-type="float">
            <text:p>57</text:p>
          </table:table-cell>
          <table:table-cell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3:.G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5"/>
          <table:table-cell table:formula="of:=SUM([.C14:.G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5:.G1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6:.G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7:.G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8:.G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9:.G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0:.G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JOSE ALBERTO MURILLO CHAVES</text:p>
          </table:table-cell>
          <table:table-cell table:style-name="ce11" office:value-type="string" calcext:value-type="string">
            <text:p>C0542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C21:.G21])" office:value-type="float" office:value="57" calcext:value-type="float">
            <text:p>57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2:.G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5"/>
          <table:table-cell table:formula="of:=SUM([.C23:.G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5"/>
          <table:table-cell table:formula="of:=SUM([.C24:.G2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5"/>
          <table:table-cell table:formula="of:=SUM([.C25:.G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39:21.1253806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0T16:41:55.486502458</dc:date>
    <meta:editing-duration>PT1H1M31S</meta:editing-duration>
    <meta:editing-cycles>14</meta:editing-cycles>
    <meta:generator>LibreOffice/6.4.6.2$Linux_X86_64 LibreOffice_project/40$Build-2</meta:generator>
    <meta:document-statistic meta:table-count="1" meta:cell-count="209" meta:object-count="0"/>
  </office:meta>
</office:document-meta>
</file>